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3.34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6" table:default-cell-style-name="ce288"/>
        <table:table-column table:style-name="co9" table:default-cell-style-name="ce288"/>
        <table:table-column table:style-name="co10" table:default-cell-style-name="ce288"/>
        <table:table-column table:style-name="co9" table:default-cell-style-name="ce288"/>
        <table:table-column table:style-name="co11" table:default-cell-style-name="ce288"/>
        <table:table-column table:style-name="co12" table:number-columns-repeated="3" table:default-cell-style-name="ce288"/>
        <table:table-column table:style-name="co13" table:default-cell-style-name="ce293"/>
        <table:table-column table:style-name="co14" table:default-cell-style-name="ce293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default-cell-style-name="Default"/>
        <table:table-column table:style-name="co20" table:default-cell-style-name="ce288"/>
        <table:table-column table:style-name="co21" table:default-cell-style-name="ce288"/>
        <table:table-column table:style-name="co22" table:number-columns-repeated="2" table:default-cell-style-name="ce288"/>
        <table:table-column table:style-name="co19" table:default-cell-style-name="ce288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K138 items.D1:items.E142 items.G2:items.G142 items.H139:items.K142 items.G3:items.I4 items.H2:items.I2 items.H5:items.I13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0"/>
        <table:table-column table:style-name="co24" table:default-cell-style-name="ce59"/>
        <table:table-column table:style-name="co25" table:default-cell-style-name="ce59"/>
        <table:table-column table:style-name="co26" table:number-columns-repeated="2" table:default-cell-style-name="ce59"/>
        <table:table-column table:style-name="co27" table:number-columns-repeated="2" table:default-cell-style-name="ce59"/>
        <table:table-column table:style-name="co6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21" table:default-cell-style-name="ce59"/>
        <table:table-column table:style-name="co32" table:default-cell-style-name="ce59"/>
        <table:table-column table:style-name="co29" table:number-columns-repeated="3" table:default-cell-style-name="ce59"/>
        <table:table-column table:style-name="co33" table:default-cell-style-name="ce59"/>
        <table:table-column table:style-name="co34" table:default-cell-style-name="ce59"/>
        <table:table-column table:style-name="co14" table:default-cell-style-name="ce59"/>
        <table:table-column table:style-name="co28" table:number-columns-repeated="14" table:default-cell-style-name="ce59"/>
        <table:table-column table:style-name="co35" table:number-columns-repeated="4" table:default-cell-style-name="ce59"/>
        <table:table-column table:style-name="co36" table:default-cell-style-name="ce59"/>
        <table:table-column table:style-name="co19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288"/>
        <table:table-column table:style-name="co37" table:default-cell-style-name="ce293"/>
        <table:table-column table:style-name="co38" table:number-columns-repeated="16" table:default-cell-style-name="ce288"/>
        <table:table-column table:style-name="co39" table:default-cell-style-name="ce288"/>
        <table:table-column table:style-name="co40" table:default-cell-style-name="ce288"/>
        <table:table-column table:style-name="co41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288"/>
        <table:table-column table:style-name="co19" table:default-cell-style-name="Default"/>
        <table:table-column table:style-name="co19" table:default-cell-style-name="ce293"/>
        <table:table-column table:style-name="co43" table:default-cell-style-name="ce288"/>
        <table:table-column table:style-name="co44" table:default-cell-style-name="ce288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2" table:number-rows-spanned="4">
            <text:p>House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5" office:value-type="string" calcext:value-type="string" table:number-columns-spanned="3" table:number-rows-spanned="4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column table:style-name="co49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293"/>
        <table:table-column table:style-name="co19" table:default-cell-style-name="Default"/>
        <table:table-column table:style-name="co19" table:number-columns-repeated="2" table:default-cell-style-name="ce288"/>
        <table:table-column table:style-name="co19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0" calcext:value-type="float">
            <text:p>0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0" calcext:value-type="float">
            <text:p>0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9:44:45.615436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11:16:08.085613486</dc:date>
    <meta:editing-cycles>693</meta:editing-cycles>
    <meta:editing-duration>P60DT5H26M14S</meta:editing-duration>
    <meta:generator>LibreOffice/25.2.3.2$Linux_X86_64 LibreOffice_project/520$Build-2</meta:generator>
    <meta:document-statistic meta:table-count="7" meta:cell-count="11519" meta:object-count="0"/>
    <meta:user-defined meta:name="AppVersion">15.0000</meta:user-defined>
  </office:meta>
</office:document-meta>
</file>